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text-underline-style="none" officeooo:rsid="000d5487" officeooo:paragraph-rsid="000d5487"/>
    </style:style>
    <style:style style:name="P2" style:family="paragraph" style:parent-style-name="Standard">
      <style:paragraph-properties fo:text-align="justify" style:justify-single-word="false"/>
      <style:text-properties style:text-underline-style="none" officeooo:rsid="00153ccc" officeooo:paragraph-rsid="00186ad7"/>
    </style:style>
    <style:style style:name="P3" style:family="paragraph" style:parent-style-name="Standard">
      <style:paragraph-properties fo:text-align="justify" style:justify-single-word="false"/>
      <style:text-properties style:text-underline-style="none" officeooo:rsid="000c0d3e" officeooo:paragraph-rsid="000c0d3e"/>
    </style:style>
    <style:style style:name="P4" style:family="paragraph" style:parent-style-name="Standard">
      <style:paragraph-properties fo:text-align="justify" style:justify-single-word="false"/>
      <style:text-properties style:text-underline-style="none" officeooo:rsid="00186ad7" officeooo:paragraph-rsid="00186ad7"/>
    </style:style>
    <style:style style:name="P5" style:family="paragraph" style:parent-style-name="Standard">
      <style:paragraph-properties fo:text-align="justify" style:justify-single-word="false"/>
      <style:text-properties style:text-underline-style="none" officeooo:rsid="0019f81c" officeooo:paragraph-rsid="0019f81c"/>
    </style:style>
    <style:style style:name="P6" style:family="paragraph" style:parent-style-name="Standard">
      <style:paragraph-properties fo:text-align="justify" style:justify-single-word="false"/>
      <style:text-properties fo:font-size="8pt" style:text-underline-style="none" officeooo:rsid="0019fac5" officeooo:paragraph-rsid="001bbb28" style:font-size-asian="8pt" style:font-size-complex="8pt"/>
    </style:style>
    <style:style style:name="T1" style:family="text">
      <style:text-properties officeooo:rsid="000d5487"/>
    </style:style>
    <style:style style:name="T2" style:family="text">
      <style:text-properties officeooo:rsid="000f3f6c"/>
    </style:style>
    <style:style style:name="T3" style:family="text">
      <style:text-properties officeooo:rsid="0010efc0"/>
    </style:style>
    <style:style style:name="T4" style:family="text">
      <style:text-properties officeooo:rsid="00110548"/>
    </style:style>
    <style:style style:name="T5" style:family="text">
      <style:text-properties officeooo:rsid="0011155d"/>
    </style:style>
    <style:style style:name="T6" style:family="text">
      <style:text-properties officeooo:rsid="001438c9"/>
    </style:style>
    <style:style style:name="T7" style:family="text">
      <style:text-properties officeooo:rsid="00148dc6"/>
    </style:style>
    <style:style style:name="T8" style:family="text">
      <style:text-properties officeooo:rsid="00172131"/>
    </style:style>
    <style:style style:name="T9" style:family="text">
      <style:text-properties officeooo:rsid="00174c6b"/>
    </style:style>
    <style:style style:name="T10" style:family="text">
      <style:text-properties officeooo:rsid="00187033"/>
    </style:style>
    <style:style style:name="T11" style:family="text">
      <style:text-properties officeooo:rsid="0019f81c"/>
    </style:style>
    <style:style style:name="T12" style:family="text">
      <style:text-properties officeooo:rsid="0019fac5"/>
    </style:style>
    <style:style style:name="T13" style:family="text">
      <style:text-properties officeooo:rsid="001bbb28"/>
    </style:style>
    <style:style style:name="T14" style:family="text">
      <style:text-properties officeooo:rsid="001d08b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Bienvenido a este programa de consulta <text:span text:style-name="T1">médica</text:span> del abdomen.</text:p>
      <text:p text:style-name="P3"/>
      <text:p text:style-name="P1">Cuando inicie el programa <text:span text:style-name="T2">se abrirá una imagen de un abdomen </text:span><text:span text:style-name="T3">y tendrá que elegir una por una las zonas numeradas de 1 al 9 </text:span><text:span text:style-name="T4">que corresponden </text:span><text:span text:style-name="T5">con las zonas de la fotografía. Pulse enter para </text:span><text:span text:style-name="T7">pasar a la siguiente parte del programa</text:span><text:span text:style-name="T6">.</text:span></text:p>
      <text:p text:style-name="P1"/>
      <text:p text:style-name="P2">El programa le preguntará qué síntomas tiene. <text:span text:style-name="T8">Cuando introduzca su respuesta le mostrará los síntomas que entendió de usted. Si no entendió </text:span><text:span text:style-name="T9">ningún síntoma le dará la opción de ver una lista con todos los síntomas posibles. </text:span><text:span text:style-name="T5">Pulse enter para </text:span><text:span text:style-name="T7">pasar a la siguiente parte del programa</text:span><text:span text:style-name="T6">.</text:span></text:p>
      <text:p text:style-name="P2"/>
      <text:p text:style-name="P4">Si el algoritmo calcula <text:span text:style-name="T10">que ninguna enfermedad se corresponde con suficiente porcentaje a los síntomas previamente introducidos le dará la opción de escoger </text:span><text:span text:style-name="T11">más síntomas para añadir.</text:span></text:p>
      <text:p text:style-name="P4"/>
      <text:p text:style-name="P5">Finalmente el programa le dará <text:span text:style-name="T12">una lista con porcentajes y sus correspondientes enfermedades.</text:span></text:p>
      <text:p text:style-name="P5"/>
      <text:p text:style-name="P5"/>
      <text:p text:style-name="P6">Los creadores del programa no se responsabilizan de la incorrecta identificación de enfermedades y su consecuencia<text:span text:style-name="T13">s como, pero no exclusivo a: daños permanentes o muerte por tratamiento</text:span><text:span text:style-name="T14">s</text:span><text:span text:style-name="T13"> erróneo</text:span><text:span text:style-name="T14">s</text:span><text:span text:style-name="T13">, daños permanentes o muerte por identificación tardía de la enfermedad, sufrimiento </text:span><text:span text:style-name="T14">por tratamientos equivocados, más sufrimiento por el tardío tratamiento correcto, etc. Has sido avisado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31T16:08:59.059392807</meta:creation-date>
    <dc:date>2022-10-31T18:45:02.306099073</dc:date>
    <meta:editing-duration>PT31M42S</meta:editing-duration>
    <meta:editing-cycles>20</meta:editing-cycles>
    <meta:generator>LibreOffice/7.3.6.2$Linux_X86_64 LibreOffice_project/30$Build-2</meta:generator>
    <meta:document-statistic meta:table-count="0" meta:image-count="0" meta:object-count="0" meta:page-count="1" meta:paragraph-count="6" meta:word-count="192" meta:character-count="1226" meta:non-whitespace-character-count="1040"/>
  </office:meta>
</office:document-meta>
</file>